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4e88" officeooo:paragraph-rsid="000f9014"/>
    </style:style>
    <style:style style:name="P2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3" style:family="paragraph" style:parent-style-name="Standard">
      <style:text-properties fo:font-weight="bold" officeooo:rsid="002669cf" officeooo:paragraph-rsid="002669cf" style:font-weight-asian="bold" style:font-weight-complex="bold"/>
    </style:style>
    <style:style style:name="P4" style:family="paragraph" style:parent-style-name="Standard">
      <style:text-properties fo:font-weight="bold" officeooo:rsid="00169b20" officeooo:paragraph-rsid="0025122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567a2" officeooo:paragraph-rsid="004567a2" style:font-weight-asian="bold" style:font-weight-complex="bold"/>
    </style:style>
    <style:style style:name="P6" style:family="paragraph" style:parent-style-name="Standard">
      <style:text-properties fo:font-weight="bold" officeooo:rsid="00ce6b51" officeooo:paragraph-rsid="00ce6b51" style:font-weight-asian="bold" style:font-weight-complex="bold"/>
    </style:style>
    <style:style style:name="P7" style:family="paragraph" style:parent-style-name="Standard">
      <style:text-properties fo:font-weight="bold" officeooo:rsid="00112a0a" officeooo:paragraph-rsid="00892da6" style:font-weight-asian="bold" style:font-weight-complex="bold"/>
    </style:style>
    <style:style style:name="P8" style:family="paragraph" style:parent-style-name="Standard">
      <style:text-properties fo:font-weight="bold" officeooo:rsid="00112a0a" officeooo:paragraph-rsid="00112a0a" style:font-weight-asian="bold" style:font-weight-complex="bold"/>
    </style:style>
    <style:style style:name="P9" style:family="paragraph" style:parent-style-name="Standard">
      <style:text-properties fo:font-weight="bold" officeooo:rsid="00d9ee4c" officeooo:paragraph-rsid="00d9ee4c" style:font-weight-asian="bold" style:font-weight-complex="bold"/>
    </style:style>
    <style:style style:name="P10" style:family="paragraph" style:parent-style-name="Standard">
      <style:text-properties officeooo:rsid="000f9014" officeooo:paragraph-rsid="000f9014"/>
    </style:style>
    <style:style style:name="P11" style:family="paragraph" style:parent-style-name="Standard">
      <style:text-properties officeooo:rsid="00112a0a" officeooo:paragraph-rsid="00112a0a"/>
    </style:style>
    <style:style style:name="P12" style:family="paragraph" style:parent-style-name="Standard">
      <style:text-properties officeooo:rsid="00112a0a" officeooo:paragraph-rsid="00251227"/>
    </style:style>
    <style:style style:name="P13" style:family="paragraph" style:parent-style-name="Standard">
      <style:text-properties style:text-underline-style="none" officeooo:rsid="02917bc0" officeooo:paragraph-rsid="0018d05e"/>
    </style:style>
    <style:style style:name="P14" style:family="paragraph" style:parent-style-name="Standard">
      <style:text-properties style:text-underline-style="none" officeooo:rsid="028fc0cb" officeooo:paragraph-rsid="00124a40"/>
    </style:style>
    <style:style style:name="P15" style:family="paragraph" style:parent-style-name="Standard">
      <style:text-properties style:text-underline-style="none" fo:font-weight="bold" officeooo:rsid="0267015f" officeooo:paragraph-rsid="0013e0be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2dfb43f" officeooo:paragraph-rsid="009c2558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2ddf4d1" officeooo:paragraph-rsid="009c2558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2872f3e" officeooo:paragraph-rsid="00dbec8e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2a449b7" officeooo:paragraph-rsid="00ddde11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29e7166" officeooo:paragraph-rsid="00ddde11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2a539ad" officeooo:paragraph-rsid="00e36137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e73a02" officeooo:paragraph-rsid="00e73a02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e899d7" officeooo:paragraph-rsid="00e899d7" style:font-weight-asian="bold" style:font-weight-complex="bold"/>
    </style:style>
    <style:style style:name="P24" style:family="paragraph" style:parent-style-name="Standard">
      <style:text-properties style:text-underline-style="none" fo:font-weight="normal" officeooo:rsid="0174e166" officeooo:paragraph-rsid="004567a2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16dd649" officeooo:paragraph-rsid="00503900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1803104" officeooo:paragraph-rsid="00503900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163d1ae" officeooo:paragraph-rsid="00503900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2c0d6e0" officeooo:paragraph-rsid="00503900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63dd14" officeooo:paragraph-rsid="0063dd14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2dfa98e" officeooo:paragraph-rsid="009b79cf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2dd198c" officeooo:paragraph-rsid="009b79cf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2dfcc66" officeooo:paragraph-rsid="009b79cf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2dfb43f" officeooo:paragraph-rsid="009c2558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2ddf4d1" officeooo:paragraph-rsid="009c2558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29e7166" officeooo:paragraph-rsid="00ddde11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29e7166" officeooo:paragraph-rsid="00eafe71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e73a02" officeooo:paragraph-rsid="00e73a02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e899d7" officeooo:paragraph-rsid="00e899d7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e9361c" officeooo:paragraph-rsid="00e9361c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eafe71" officeooo:paragraph-rsid="00eafe71" style:font-weight-asian="normal" style:font-weight-complex="normal"/>
    </style:style>
    <style:style style:name="P41" style:family="paragraph" style:parent-style-name="Standard">
      <style:text-properties style:text-underline-style="none" officeooo:rsid="02872f3e" officeooo:paragraph-rsid="00dbec8e"/>
    </style:style>
    <style:style style:name="P42" style:family="paragraph" style:parent-style-name="Standard">
      <style:text-properties style:text-underline-style="none" officeooo:rsid="02554bbb" officeooo:paragraph-rsid="00dbec8e"/>
    </style:style>
    <style:style style:name="P43" style:family="paragraph" style:parent-style-name="Standard">
      <style:text-properties style:text-underline-style="none" officeooo:rsid="0288ee3e" officeooo:paragraph-rsid="00dbec8e"/>
    </style:style>
    <style:style style:name="P44" style:family="paragraph" style:parent-style-name="Standard">
      <style:text-properties style:text-underline-style="none" officeooo:rsid="02a2ac55" officeooo:paragraph-rsid="00ddde11"/>
    </style:style>
    <style:style style:name="P45" style:family="paragraph" style:parent-style-name="Standard">
      <style:text-properties style:text-underline-style="none" officeooo:rsid="029e7166" officeooo:paragraph-rsid="00ddde11"/>
    </style:style>
    <style:style style:name="P46" style:family="paragraph" style:parent-style-name="Standard">
      <style:text-properties style:text-underline-style="none" officeooo:rsid="02a449b7" officeooo:paragraph-rsid="00ddde11"/>
    </style:style>
    <style:style style:name="P47" style:family="paragraph" style:parent-style-name="Standard">
      <style:text-properties style:text-underline-style="none" officeooo:rsid="02a539ad" officeooo:paragraph-rsid="00ddde11"/>
    </style:style>
    <style:style style:name="P48" style:family="paragraph" style:parent-style-name="Standard">
      <style:text-properties style:text-underline-style="none" officeooo:rsid="02ad155c" officeooo:paragraph-rsid="00e36137"/>
    </style:style>
    <style:style style:name="P49" style:family="paragraph" style:parent-style-name="Standard">
      <style:text-properties style:text-underline-style="none" officeooo:rsid="02acafb7" officeooo:paragraph-rsid="00e36137"/>
    </style:style>
    <style:style style:name="P50" style:family="paragraph" style:parent-style-name="Standard">
      <style:text-properties style:text-underline-style="none" officeooo:rsid="02b0d51a" officeooo:paragraph-rsid="00e36137"/>
    </style:style>
    <style:style style:name="P51" style:family="paragraph" style:parent-style-name="Standard">
      <style:text-properties fo:font-size="10pt" style:text-underline-style="none" officeooo:rsid="0267015f" officeooo:paragraph-rsid="0013e0be" style:font-size-asian="10pt" style:font-size-complex="10pt"/>
    </style:style>
    <style:style style:name="P52" style:family="paragraph" style:parent-style-name="Standard">
      <style:text-properties fo:font-size="10pt" style:text-underline-style="none" fo:font-weight="normal" officeooo:rsid="0267015f" officeooo:paragraph-rsid="0013e0be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size="10pt" style:text-underline-style="none" fo:font-weight="normal" officeooo:rsid="0179cc63" officeooo:paragraph-rsid="004ea177" style:font-size-asian="10pt" style:font-weight-asian="normal" style:font-size-complex="10pt" style:font-weight-complex="normal"/>
    </style:style>
    <style:style style:name="P54" style:family="paragraph" style:parent-style-name="Standard">
      <style:text-properties fo:font-size="10pt" style:text-underline-style="none" fo:font-weight="bold" officeooo:rsid="025e1076" officeooo:paragraph-rsid="00251227" style:font-size-asian="10pt" style:font-weight-asian="bold" style:font-size-complex="10pt" style:font-weight-complex="bold"/>
    </style:style>
    <style:style style:name="P55" style:family="paragraph" style:parent-style-name="Standard">
      <style:text-properties fo:font-size="10pt" style:text-underline-style="none" fo:font-weight="bold" officeooo:rsid="0179cc63" officeooo:paragraph-rsid="004ea177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0pt" fo:font-weight="normal" officeooo:rsid="00b6802c" officeooo:paragraph-rsid="00b6802c" style:font-size-asian="10pt" style:font-weight-asian="normal" style:font-size-complex="10pt" style:font-weight-complex="normal"/>
    </style:style>
    <style:style style:name="P57" style:family="paragraph" style:parent-style-name="Standard">
      <style:text-properties officeooo:rsid="00169b20" officeooo:paragraph-rsid="00251227"/>
    </style:style>
    <style:style style:name="P58" style:family="paragraph" style:parent-style-name="Standard">
      <style:paragraph-properties fo:text-align="center" style:justify-single-word="false"/>
      <style:text-properties fo:font-size="16pt" style:text-underline-style="none" fo:font-weight="bold" officeooo:rsid="0155e1d0" officeooo:paragraph-rsid="003e710f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6pt" style:text-underline-style="none" fo:font-weight="bold" officeooo:rsid="01cea172" officeooo:paragraph-rsid="0058cafb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6pt" fo:font-weight="bold" officeooo:rsid="000c4e88" officeooo:paragraph-rsid="000c4e88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6pt" fo:font-weight="bold" officeooo:rsid="000c4e88" officeooo:paragraph-rsid="000c4e88" style:font-size-asian="16pt" style:font-weight-asian="bold" style:font-size-complex="16pt" style:font-weight-complex="bold"/>
    </style:style>
    <style:style style:name="P62" style:family="paragraph" style:parent-style-name="Standard">
      <style:text-properties fo:font-size="16pt" fo:font-weight="bold" officeooo:rsid="00112a0a" officeooo:paragraph-rsid="00112a0a" style:font-size-asian="16pt" style:font-weight-asian="bold" style:font-size-complex="16pt" style:font-weight-complex="bold"/>
    </style:style>
    <style:style style:name="P63" style:family="paragraph" style:parent-style-name="Standard">
      <style:text-properties officeooo:rsid="00220781" officeooo:paragraph-rsid="00220781"/>
    </style:style>
    <style:style style:name="P64" style:family="paragraph" style:parent-style-name="Standard">
      <style:text-properties officeooo:rsid="002669cf" officeooo:paragraph-rsid="002669cf"/>
    </style:style>
    <style:style style:name="P65" style:family="paragraph" style:parent-style-name="Standard">
      <style:text-properties officeooo:rsid="002669cf" officeooo:paragraph-rsid="002b8bc5"/>
    </style:style>
    <style:style style:name="P66" style:family="paragraph" style:parent-style-name="Standard">
      <style:text-properties officeooo:rsid="002855f2" officeooo:paragraph-rsid="002855f2"/>
    </style:style>
    <style:style style:name="P67" style:family="paragraph" style:parent-style-name="Standard">
      <style:text-properties officeooo:rsid="00291386" officeooo:paragraph-rsid="00291386"/>
    </style:style>
    <style:style style:name="P68" style:family="paragraph" style:parent-style-name="Standard">
      <style:text-properties officeooo:rsid="002a351b" officeooo:paragraph-rsid="002a351b"/>
    </style:style>
    <style:style style:name="P69" style:family="paragraph" style:parent-style-name="Standard">
      <style:text-properties officeooo:rsid="002b3e5c" officeooo:paragraph-rsid="002b3e5c"/>
    </style:style>
    <style:style style:name="P70" style:family="paragraph" style:parent-style-name="Standard">
      <style:text-properties officeooo:rsid="002cc012" officeooo:paragraph-rsid="002cc012"/>
    </style:style>
    <style:style style:name="P71" style:family="paragraph" style:parent-style-name="Standard">
      <style:text-properties officeooo:rsid="002e5ddb" officeooo:paragraph-rsid="002e5ddb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0c4e88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5f8478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41f624" officeooo:paragraph-rsid="0041f624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716e17" officeooo:paragraph-rsid="00716e17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80bf2f" officeooo:paragraph-rsid="0080bf2f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826f1e" officeooo:paragraph-rsid="00826f1e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976d5a" officeooo:paragraph-rsid="00976d5a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9f74e8" officeooo:paragraph-rsid="009f74e8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a49341" officeooo:paragraph-rsid="00a49341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b5fe02" officeooo:paragraph-rsid="00b5fe02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90d620" officeooo:paragraph-rsid="0090d620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99cebe" officeooo:paragraph-rsid="0099cebe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93a1cd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41f624" officeooo:paragraph-rsid="0041f624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437792" officeooo:paragraph-rsid="00437792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43a418" officeooo:paragraph-rsid="0043a418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4567a2" officeooo:paragraph-rsid="004567a2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4a51e1" officeooo:paragraph-rsid="004a51e1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4c31fd" officeooo:paragraph-rsid="004c31fd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0bf6c" officeooo:paragraph-rsid="0050bf6c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2034c" officeooo:paragraph-rsid="0052034c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3a7d8" officeooo:paragraph-rsid="0053a7d8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538bc" officeooo:paragraph-rsid="005538bc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6ef0c" officeooo:paragraph-rsid="0056ef0c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66addd" officeooo:paragraph-rsid="0066addd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6816f4" officeooo:paragraph-rsid="006841d1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f8478" officeooo:paragraph-rsid="005f8478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6a3d13" officeooo:paragraph-rsid="006a3d13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6aea93" officeooo:paragraph-rsid="006aea93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6ee8cf" officeooo:paragraph-rsid="006ee8cf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716e17" officeooo:paragraph-rsid="00716e17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720075" officeooo:paragraph-rsid="00720075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783f9c" officeooo:paragraph-rsid="00783f9c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78d4a0" officeooo:paragraph-rsid="0078d4a0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7e4f26" officeooo:paragraph-rsid="007e4f26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7e4f26" officeooo:paragraph-rsid="00819070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8027bd" officeooo:paragraph-rsid="008027bd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824621" officeooo:paragraph-rsid="00826f1e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92f88b" officeooo:paragraph-rsid="0092f88b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953493" officeooo:paragraph-rsid="00953493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978052" officeooo:paragraph-rsid="00978052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99cebe" officeooo:paragraph-rsid="0099cebe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9f74e8" officeooo:paragraph-rsid="009f74e8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a12780" officeooo:paragraph-rsid="00a12780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b6802c" officeooo:paragraph-rsid="00b6802c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bd3793" officeooo:paragraph-rsid="00bd3793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c20161" officeooo:paragraph-rsid="00c20161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c5e451" officeooo:paragraph-rsid="00c5e451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90d620" officeooo:paragraph-rsid="0093a1cd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74e166" officeooo:paragraph-rsid="004567a2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a51e1" officeooo:paragraph-rsid="004a51e1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d4a34" officeooo:paragraph-rsid="004d4a34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6372d0" officeooo:paragraph-rsid="00503900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9edd4f" officeooo:paragraph-rsid="00503900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29e7166" officeooo:paragraph-rsid="00ddde1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f895a" officeooo:paragraph-rsid="00ef895a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style:text-underline-style="none" fo:font-weight="bold" officeooo:rsid="0176ee4f" officeooo:paragraph-rsid="0048cb72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style:text-underline-style="none" fo:font-weight="bold" officeooo:rsid="0048cb72" officeooo:paragraph-rsid="0048fccd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style:text-underline-style="none" fo:font-weight="bold" officeooo:rsid="0174e166" officeooo:paragraph-rsid="004567a2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style:text-underline-style="none" fo:font-weight="bold" officeooo:rsid="004ea177" officeooo:paragraph-rsid="004ea177" style:font-size-asian="12pt" style:font-weight-asian="bold" style:font-size-complex="12pt" style:font-weight-complex="bold"/>
    </style:style>
    <style:style style:name="P133" style:family="paragraph" style:parent-style-name="Standard">
      <style:text-properties fo:font-size="12pt" style:text-underline-style="none" fo:font-weight="bold" officeooo:rsid="0179cc63" officeooo:paragraph-rsid="004ea177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c0096c" officeooo:paragraph-rsid="00c0096c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style:text-underline-style="none" fo:font-weight="bold" officeooo:rsid="02dfcc66" officeooo:paragraph-rsid="009b79cf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style:text-underline-style="none" fo:font-weight="bold" officeooo:rsid="02ddf4d1" officeooo:paragraph-rsid="009c2558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12a0a" officeooo:paragraph-rsid="008e37de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style:text-underline-style="none" fo:font-weight="bold" officeooo:rsid="00ef895a" officeooo:paragraph-rsid="00ef895a" style:font-size-asian="10.5pt" style:font-weight-asian="bold" style:font-size-complex="12pt" style:font-weight-complex="bold"/>
    </style:style>
    <style:style style:name="P139" style:family="paragraph" style:parent-style-name="Standard">
      <style:text-properties fo:font-weight="normal" officeooo:rsid="000f9014" officeooo:paragraph-rsid="000f9014" style:font-weight-asian="normal" style:font-weight-complex="normal"/>
    </style:style>
    <style:style style:name="P140" style:family="paragraph" style:parent-style-name="Standard">
      <style:text-properties fo:font-weight="normal" officeooo:rsid="00d9ee4c" officeooo:paragraph-rsid="00d9ee4c" style:font-weight-asian="normal" style:font-weight-complex="normal"/>
    </style:style>
    <style:style style:name="P141" style:family="paragraph" style:parent-style-name="Standard">
      <style:text-properties officeooo:rsid="003a0176" officeooo:paragraph-rsid="004567a2"/>
    </style:style>
    <style:style style:name="P142" style:family="paragraph" style:parent-style-name="Standard">
      <style:text-properties officeooo:rsid="017a1f77" officeooo:paragraph-rsid="00503900"/>
    </style:style>
    <style:style style:name="P143" style:family="paragraph" style:parent-style-name="Standard">
      <style:text-properties officeooo:rsid="01814b18" officeooo:paragraph-rsid="00503900"/>
    </style:style>
    <style:style style:name="P144" style:family="paragraph" style:parent-style-name="Standard">
      <style:text-properties officeooo:rsid="02bb31d8" officeooo:paragraph-rsid="00503900"/>
    </style:style>
    <style:style style:name="P145" style:family="paragraph" style:parent-style-name="Standard">
      <style:text-properties officeooo:rsid="02bd72f2" officeooo:paragraph-rsid="00503900"/>
    </style:style>
    <style:style style:name="P146" style:family="paragraph" style:parent-style-name="Standard">
      <style:text-properties officeooo:rsid="01803104" officeooo:paragraph-rsid="00503900"/>
    </style:style>
    <style:style style:name="P147" style:family="paragraph" style:parent-style-name="Standard">
      <style:text-properties officeooo:rsid="0163d1ae" officeooo:paragraph-rsid="00503900"/>
    </style:style>
    <style:style style:name="P148" style:family="paragraph" style:parent-style-name="Standard">
      <style:text-properties officeooo:rsid="017ee1af" officeooo:paragraph-rsid="00503900"/>
    </style:style>
    <style:style style:name="P149" style:family="paragraph" style:parent-style-name="Standard">
      <style:text-properties officeooo:rsid="00277bd6" officeooo:paragraph-rsid="00277bd6"/>
    </style:style>
    <style:style style:name="P150" style:family="paragraph" style:parent-style-name="Standard">
      <style:text-properties officeooo:rsid="0058cafb" officeooo:paragraph-rsid="0058cafb"/>
    </style:style>
    <style:style style:name="P151" style:family="paragraph" style:parent-style-name="Standard">
      <style:paragraph-properties fo:text-align="start" style:justify-single-word="false"/>
      <style:text-properties officeooo:paragraph-rsid="0090d620"/>
    </style:style>
    <style:style style:name="P152" style:family="paragraph" style:parent-style-name="Standard">
      <style:paragraph-properties fo:text-align="start" style:justify-single-word="false"/>
      <style:text-properties officeooo:paragraph-rsid="0099cebe"/>
    </style:style>
    <style:style style:name="P153" style:family="paragraph" style:parent-style-name="Standard">
      <style:paragraph-properties fo:text-align="start" style:justify-single-word="false"/>
      <style:text-properties fo:font-size="13pt" fo:font-weight="bold" officeooo:rsid="000c4e88" officeooo:paragraph-rsid="000c4e88" style:font-size-asian="13pt" style:font-weight-asian="bold" style:font-size-complex="13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3pt" fo:font-weight="bold" officeooo:rsid="00cd9b6b" officeooo:paragraph-rsid="00cd9b6b" style:font-size-asian="13pt" style:font-weight-asian="bold" style:font-size-complex="13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3pt" fo:font-weight="normal" officeooo:rsid="00cd9b6b" officeooo:paragraph-rsid="00cd9b6b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288ee3e" officeooo:paragraph-rsid="00dbec8e" style:font-size-asian="13pt" style:font-weight-asian="normal" style:font-size-complex="13pt" style:font-weight-complex="normal"/>
    </style:style>
    <style:style style:name="P157" style:family="paragraph" style:parent-style-name="Standard">
      <style:text-properties officeooo:rsid="00ce6b51" officeooo:paragraph-rsid="00ce6b51"/>
    </style:style>
    <style:style style:name="P158" style:family="paragraph" style:parent-style-name="Standard">
      <style:text-properties officeooo:rsid="00ce6b51" officeooo:paragraph-rsid="00d11eb8"/>
    </style:style>
    <style:style style:name="P159" style:family="paragraph" style:parent-style-name="Standard">
      <style:text-properties officeooo:rsid="00d166cd" officeooo:paragraph-rsid="00d166cd"/>
    </style:style>
    <style:style style:name="P160" style:family="paragraph" style:parent-style-name="Standard">
      <style:text-properties officeooo:rsid="00d2af30" officeooo:paragraph-rsid="00d2af30"/>
    </style:style>
    <style:style style:name="P161" style:family="paragraph" style:parent-style-name="Standard">
      <style:text-properties officeooo:rsid="00d636e8" officeooo:paragraph-rsid="00d636e8"/>
    </style:style>
    <style:style style:name="P162" style:family="paragraph" style:parent-style-name="Standard">
      <style:paragraph-properties fo:text-align="center" style:justify-single-word="false"/>
      <style:text-properties fo:font-size="18pt" style:text-underline-style="none" fo:font-weight="bold" officeooo:rsid="029e7166" officeooo:paragraph-rsid="00ddde11" style:font-size-asian="18pt" style:font-weight-asian="bold" style:font-size-complex="18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4pt" style:text-underline-style="none" fo:font-weight="bold" officeooo:rsid="029e7166" officeooo:paragraph-rsid="00ddde11" style:font-size-asian="14pt" style:font-weight-asian="bold" style:font-size-complex="14pt" style:font-weight-complex="bold"/>
    </style:style>
    <style:style style:name="P164" style:family="paragraph" style:parent-style-name="Standard" style:list-style-name="L1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fo:font-size="12pt" fo:font-weight="normal" officeooo:rsid="009f74e8" officeooo:paragraph-rsid="009f74e8" style:font-size-asian="12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fo:font-size="12pt" fo:font-weight="normal" officeooo:rsid="00a0b031" officeooo:paragraph-rsid="00a0b031" style:font-size-asian="12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fo:font-size="12pt" fo:font-weight="normal" officeooo:rsid="00a12780" officeooo:paragraph-rsid="00a12780" style:font-size-asian="12pt" style:font-weight-asian="normal" style:font-size-complex="12pt" style:font-weight-complex="normal"/>
    </style:style>
    <style:style style:name="P168" style:family="paragraph" style:parent-style-name="Standard" style:list-style-name="L3">
      <style:paragraph-properties fo:text-align="start" style:justify-single-word="false"/>
      <style:text-properties fo:font-size="12pt" fo:font-weight="normal" officeooo:rsid="00a9c857" officeooo:paragraph-rsid="00a9c857" style:font-size-asian="12pt" style:font-weight-asian="normal" style:font-size-complex="12pt" style:font-weight-complex="normal"/>
    </style:style>
    <style:style style:name="P169" style:family="paragraph" style:parent-style-name="Standard" style:list-style-name="L3">
      <style:paragraph-properties fo:text-align="start" style:justify-single-word="false"/>
      <style:text-properties fo:font-size="12pt" fo:font-weight="normal" officeooo:rsid="00a9dac3" officeooo:paragraph-rsid="00a9dac3" style:font-size-asian="12pt" style:font-weight-asian="normal" style:font-size-complex="12pt" style:font-weight-complex="normal"/>
    </style:style>
    <style:style style:name="P170" style:family="paragraph" style:parent-style-name="Standard" style:list-style-name="L3">
      <style:paragraph-properties fo:text-align="start" style:justify-single-word="false"/>
      <style:text-properties fo:font-size="12pt" fo:font-weight="normal" officeooo:rsid="00abbb05" officeooo:paragraph-rsid="00abbb05" style:font-size-asian="12pt" style:font-weight-asian="normal" style:font-size-complex="12pt" style:font-weight-complex="normal"/>
    </style:style>
    <style:style style:name="P171" style:family="paragraph" style:parent-style-name="Standard" style:list-style-name="L3">
      <style:paragraph-properties fo:text-align="start" style:justify-single-word="false"/>
      <style:text-properties fo:font-size="12pt" fo:font-weight="normal" officeooo:rsid="00afb8a7" officeooo:paragraph-rsid="00a9c857" style:font-size-asian="12pt" style:font-weight-asian="normal" style:font-size-complex="12pt" style:font-weight-complex="normal"/>
    </style:style>
    <style:style style:name="P172" style:family="paragraph" style:parent-style-name="Standard" style:list-style-name="L3">
      <style:paragraph-properties fo:text-align="start" style:justify-single-word="false"/>
      <style:text-properties fo:font-size="12pt" fo:font-weight="normal" officeooo:rsid="00b22eb6" officeooo:paragraph-rsid="00b22eb6" style:font-size-asian="12pt" style:font-weight-asian="normal" style:font-size-complex="12pt" style:font-weight-complex="normal"/>
    </style:style>
    <style:style style:name="P173" style:family="paragraph" style:parent-style-name="Standard" style:list-style-name="L3">
      <style:paragraph-properties fo:text-align="start" style:justify-single-word="false"/>
      <style:text-properties fo:font-size="12pt" fo:font-weight="normal" officeooo:rsid="00b42442" officeooo:paragraph-rsid="00b42442" style:font-size-asian="12pt" style:font-weight-asian="normal" style:font-size-complex="12pt" style:font-weight-complex="normal"/>
    </style:style>
    <style:style style:name="P174" style:family="paragraph" style:parent-style-name="Standard" style:list-style-name="L3">
      <style:paragraph-properties fo:text-align="start" style:justify-single-word="false"/>
      <style:text-properties fo:font-size="12pt" fo:font-weight="normal" officeooo:rsid="00c87966" officeooo:paragraph-rsid="00c87966" style:font-size-asian="12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a3c91f" officeooo:paragraph-rsid="00a3c91f" style:font-size-asian="12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a43d97" officeooo:paragraph-rsid="00a43d97" style:font-size-asian="12pt" style:font-weight-asian="normal" style:font-size-complex="12pt" style:font-weight-complex="normal"/>
    </style:style>
    <style:style style:name="P177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ca52e3" officeooo:paragraph-rsid="00ca52e3" style:font-size-asian="12pt" style:font-weight-asian="normal" style:font-size-complex="12pt" style:font-weight-complex="normal"/>
    </style:style>
    <style:style style:name="P178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cb4e7e" officeooo:paragraph-rsid="00cb4e7e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f895a" officeooo:paragraph-rsid="00ef895a" style:font-size-asian="10.5pt" style:font-weight-asian="normal" style:font-size-complex="12pt" style:font-weight-complex="normal"/>
    </style:style>
    <style:style style:name="P180" style:family="paragraph" style:parent-style-name="Standard" style:list-style-name="L4">
      <style:text-properties fo:font-size="10pt" style:text-underline-style="none" officeooo:rsid="02582cf7" officeooo:paragraph-rsid="00251227" style:font-size-asian="10pt" style:font-size-complex="10pt"/>
    </style:style>
    <style:style style:name="P181" style:family="paragraph" style:parent-style-name="Standard">
      <style:text-properties style:text-underline-style="none" fo:font-weight="normal" officeooo:rsid="00eafe71" officeooo:paragraph-rsid="00eafe71" style:font-weight-asian="normal" style:font-weight-complex="normal"/>
    </style:style>
    <style:style style:name="P182" style:family="paragraph" style:parent-style-name="Standard">
      <style:text-properties style:text-underline-style="none" fo:font-weight="bold" officeooo:rsid="00eafe71" officeooo:paragraph-rsid="00eafe7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014" style:font-weight-asian="bold" style:font-weight-complex="bold"/>
    </style:style>
    <style:style style:name="T3" style:family="text">
      <style:text-properties fo:font-weight="bold" officeooo:rsid="02921836" style:font-weight-asian="bold" style:font-weight-complex="bold"/>
    </style:style>
    <style:style style:name="T4" style:family="text">
      <style:text-properties fo:font-weight="bold" officeooo:rsid="02917bc0" style:font-weight-asian="bold" style:font-weight-complex="bold"/>
    </style:style>
    <style:style style:name="T5" style:family="text">
      <style:text-properties fo:font-weight="bold" officeooo:rsid="003b1f12" style:font-weight-asian="bold" style:font-weight-complex="bold"/>
    </style:style>
    <style:style style:name="T6" style:family="text">
      <style:text-properties fo:font-weight="bold" officeooo:rsid="004567a2" style:font-weight-asian="bold" style:font-weight-complex="bold"/>
    </style:style>
    <style:style style:name="T7" style:family="text">
      <style:text-properties fo:font-weight="bold" officeooo:rsid="004651ef" style:font-weight-asian="bold" style:font-weight-complex="bold"/>
    </style:style>
    <style:style style:name="T8" style:family="text">
      <style:text-properties fo:font-weight="bold" officeooo:rsid="006c8d2e" style:font-weight-asian="bold" style:font-weight-complex="bold"/>
    </style:style>
    <style:style style:name="T9" style:family="text">
      <style:text-properties fo:font-weight="bold" officeooo:rsid="00b986c8" style:font-weight-asian="bold" style:font-weight-complex="bold"/>
    </style:style>
    <style:style style:name="T10" style:family="text">
      <style:text-properties fo:font-weight="bold" officeooo:rsid="02898d56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f9014" style:font-weight-asian="normal" style:font-weight-complex="normal"/>
    </style:style>
    <style:style style:name="T13" style:family="text">
      <style:text-properties fo:font-weight="normal" officeooo:rsid="028fc0cb" style:font-weight-asian="normal" style:font-weight-complex="normal"/>
    </style:style>
    <style:style style:name="T14" style:family="text">
      <style:text-properties fo:font-weight="normal" officeooo:rsid="026b8f11" style:font-weight-asian="normal" style:font-weight-complex="normal"/>
    </style:style>
    <style:style style:name="T15" style:family="text">
      <style:text-properties fo:font-weight="normal" officeooo:rsid="0048fccd" style:font-weight-asian="normal" style:font-weight-complex="normal"/>
    </style:style>
    <style:style style:name="T16" style:family="text">
      <style:text-properties fo:font-weight="normal" officeooo:rsid="00824621" style:font-weight-asian="normal" style:font-weight-complex="normal"/>
    </style:style>
    <style:style style:name="T17" style:family="text">
      <style:text-properties fo:font-weight="normal" officeooo:rsid="00c10c47" style:font-weight-asian="normal" style:font-weight-complex="normal"/>
    </style:style>
    <style:style style:name="T18" style:family="text">
      <style:text-properties fo:font-weight="normal" officeooo:rsid="00c721a5" style:font-weight-asian="normal" style:font-weight-complex="normal"/>
    </style:style>
    <style:style style:name="T19" style:family="text">
      <style:text-properties officeooo:rsid="001181c3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normal" officeooo:rsid="028fc0cb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185ad0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179cc63" style:font-size-asian="10pt" style:font-weight-asian="normal" style:font-size-complex="10pt" style:font-weight-complex="normal"/>
    </style:style>
    <style:style style:name="T24" style:family="text">
      <style:text-properties officeooo:rsid="026b7e93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officeooo:rsid="026ddbf7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7f580" style:font-style-asian="italic" style:font-style-complex="italic"/>
    </style:style>
    <style:style style:name="T30" style:family="text">
      <style:text-properties fo:font-style="italic" style:text-underline-style="none" style:font-style-asian="italic" style:font-style-complex="italic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officeooo:rsid="00319087"/>
    </style:style>
    <style:style style:name="T33" style:family="text">
      <style:text-properties officeooo:rsid="0031d434"/>
    </style:style>
    <style:style style:name="T34" style:family="text">
      <style:text-properties officeooo:rsid="0034a208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officeooo:rsid="003890cf"/>
    </style:style>
    <style:style style:name="T37" style:family="text">
      <style:text-properties officeooo:rsid="0038c920"/>
    </style:style>
    <style:style style:name="T38" style:family="text">
      <style:text-properties officeooo:rsid="00393f7e"/>
    </style:style>
    <style:style style:name="T39" style:family="text">
      <style:text-properties officeooo:rsid="003d5c84"/>
    </style:style>
    <style:style style:name="T40" style:family="text">
      <style:text-properties officeooo:rsid="00445f71"/>
    </style:style>
    <style:style style:name="T41" style:family="text">
      <style:text-properties officeooo:rsid="004567a2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fo:font-weight="normal" officeooo:rsid="0047f204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4ea177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90d620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99cebe" style:font-size-asian="12pt" style:font-weight-asian="normal" style:font-size-complex="12pt" style:font-weight-complex="normal"/>
    </style:style>
    <style:style style:name="T47" style:family="text">
      <style:text-properties fo:font-size="12pt" fo:font-weight="bold" officeooo:rsid="0090d620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99cebe" style:font-size-asian="12pt" style:font-weight-asian="bold" style:font-size-complex="12pt" style:font-weight-complex="bold"/>
    </style:style>
    <style:style style:name="T49" style:family="text">
      <style:text-properties officeooo:rsid="019a7305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text-underline-style="none" fo:font-weight="normal" officeooo:rsid="02bb8a9c" style:font-weight-asian="normal" style:font-weight-complex="normal"/>
    </style:style>
    <style:style style:name="T54" style:family="text">
      <style:text-properties style:text-underline-style="none" fo:font-weight="normal" officeooo:rsid="01647cf4" style:font-weight-asian="normal" style:font-weight-complex="normal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officeooo:rsid="02bb8a9c" style:font-weight-asian="bold" style:font-weight-complex="bold"/>
    </style:style>
    <style:style style:name="T57" style:family="text">
      <style:text-properties style:text-underline-style="none" fo:font-weight="bold" officeooo:rsid="017c0ea9" style:font-weight-asian="bold" style:font-weight-complex="bold"/>
    </style:style>
    <style:style style:name="T58" style:family="text">
      <style:text-properties style:text-underline-style="none" fo:font-weight="bold" officeooo:rsid="01647cf4" style:font-weight-asian="bold" style:font-weight-complex="bold"/>
    </style:style>
    <style:style style:name="T59" style:family="text">
      <style:text-properties style:text-underline-style="none" officeooo:rsid="01847271"/>
    </style:style>
    <style:style style:name="T60" style:family="text">
      <style:text-properties style:text-underline-style="none" officeooo:rsid="00a43d97"/>
    </style:style>
    <style:style style:name="T61" style:family="text">
      <style:text-properties style:text-underline-style="none" officeooo:rsid="00af3519"/>
    </style:style>
    <style:style style:name="T62" style:family="text">
      <style:text-properties style:text-underline-style="none" officeooo:rsid="00afb8a7"/>
    </style:style>
    <style:style style:name="T63" style:family="text">
      <style:text-properties style:text-underline-style="none" officeooo:rsid="00b3743e"/>
    </style:style>
    <style:style style:name="T64" style:family="text">
      <style:text-properties style:text-underline-style="none" officeooo:rsid="00b42442"/>
    </style:style>
    <style:style style:name="T65" style:family="text">
      <style:text-properties style:text-underline-style="none" officeooo:rsid="00b4e24e"/>
    </style:style>
    <style:style style:name="T66" style:family="text">
      <style:text-properties style:text-underline-style="none" officeooo:rsid="00b5fe02"/>
    </style:style>
    <style:style style:name="T67" style:family="text">
      <style:text-properties style:text-underline-style="none" officeooo:rsid="00ca52e3"/>
    </style:style>
    <style:style style:name="T68" style:family="text">
      <style:text-properties officeooo:rsid="0048fccd"/>
    </style:style>
    <style:style style:name="T69" style:family="text">
      <style:text-properties officeooo:rsid="005a0287"/>
    </style:style>
    <style:style style:name="T70" style:family="text">
      <style:text-properties officeooo:rsid="00626afc"/>
    </style:style>
    <style:style style:name="T71" style:family="text">
      <style:text-properties officeooo:rsid="0063dd14"/>
    </style:style>
    <style:style style:name="T72" style:family="text">
      <style:text-properties officeooo:rsid="0065b4b2"/>
    </style:style>
    <style:style style:name="T73" style:family="text">
      <style:text-properties officeooo:rsid="006aea93"/>
    </style:style>
    <style:style style:name="T74" style:family="text">
      <style:text-properties officeooo:rsid="006c8d2e"/>
    </style:style>
    <style:style style:name="T75" style:family="text">
      <style:text-properties officeooo:rsid="006fa2b7"/>
    </style:style>
    <style:style style:name="T76" style:family="text">
      <style:text-properties officeooo:rsid="00720075"/>
    </style:style>
    <style:style style:name="T77" style:family="text">
      <style:text-properties officeooo:rsid="00732f1c"/>
    </style:style>
    <style:style style:name="T78" style:family="text">
      <style:text-properties officeooo:rsid="0074ccd3"/>
    </style:style>
    <style:style style:name="T79" style:family="text">
      <style:text-properties officeooo:rsid="00765a47"/>
    </style:style>
    <style:style style:name="T80" style:family="text">
      <style:text-properties officeooo:rsid="0079dde1"/>
    </style:style>
    <style:style style:name="T81" style:family="text">
      <style:text-properties officeooo:rsid="0080bf2f"/>
    </style:style>
    <style:style style:name="T82" style:family="text">
      <style:text-properties officeooo:rsid="00853e7a"/>
    </style:style>
    <style:style style:name="T83" style:family="text">
      <style:text-properties officeooo:rsid="00985f8f"/>
    </style:style>
    <style:style style:name="T84" style:family="text">
      <style:text-properties officeooo:rsid="00986bca"/>
    </style:style>
    <style:style style:name="T85" style:family="text">
      <style:text-properties officeooo:rsid="009aee16"/>
    </style:style>
    <style:style style:name="T86" style:family="text">
      <style:text-properties officeooo:rsid="00a05c1a"/>
    </style:style>
    <style:style style:name="T87" style:family="text">
      <style:text-properties officeooo:rsid="00a30a38"/>
    </style:style>
    <style:style style:name="T88" style:family="text">
      <style:text-properties officeooo:rsid="00a341ee"/>
    </style:style>
    <style:style style:name="T89" style:family="text">
      <style:text-properties officeooo:rsid="00a67ead"/>
    </style:style>
    <style:style style:name="T90" style:family="text">
      <style:text-properties officeooo:rsid="00a7e3c6"/>
    </style:style>
    <style:style style:name="T91" style:family="text">
      <style:text-properties officeooo:rsid="00abbb05"/>
    </style:style>
    <style:style style:name="T92" style:family="text">
      <style:text-properties officeooo:rsid="00af3519"/>
    </style:style>
    <style:style style:name="T93" style:family="text">
      <style:text-properties officeooo:rsid="00afb8a7"/>
    </style:style>
    <style:style style:name="T94" style:family="text">
      <style:text-properties officeooo:rsid="00b986c8"/>
    </style:style>
    <style:style style:name="T95" style:family="text">
      <style:text-properties officeooo:rsid="00c4afe5"/>
    </style:style>
    <style:style style:name="T96" style:family="text">
      <style:text-properties officeooo:rsid="00d11eb8"/>
    </style:style>
    <style:style style:name="T97" style:family="text">
      <style:text-properties officeooo:rsid="00d3017d"/>
    </style:style>
    <style:style style:name="T98" style:family="text">
      <style:text-properties officeooo:rsid="00d6bec4"/>
    </style:style>
    <style:style style:name="T99" style:family="text">
      <style:text-properties officeooo:rsid="02898d56"/>
    </style:style>
    <style:style style:name="T100" style:family="text">
      <style:text-properties officeooo:rsid="02a858f1"/>
    </style:style>
    <style:style style:name="T101" style:family="text">
      <style:text-properties officeooo:rsid="02acafb7"/>
    </style:style>
    <style:style style:name="T102" style:family="text">
      <style:text-properties officeooo:rsid="02a7ee57"/>
    </style:style>
    <style:style style:name="T103" style:family="text">
      <style:text-properties officeooo:rsid="02aec622"/>
    </style:style>
    <style:style style:name="T104" style:family="text">
      <style:text-properties officeooo:rsid="00eafe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* 101.1 <text:span text:style-name="Strong_20_Emphasis">Determine and configure hardware settings.</text:span></text:p>
      <text:p text:style-name="P84"/>
      <text:p text:style-name="P84"/>
      <text:p text:style-name="P84"><text:span text:style-name="T1">Enable and disable integrated peripherals:</text:span> <text:s text:c="2"/><text:span text:style-name="T69">From the BIOS or UEFI. Enable , disable and so on.</text:span></text:p>
      <text:p text:style-name="P84"/>
      <text:p text:style-name="Horizontal_20_Line"/>
      <text:p text:style-name="P73">Differentiate between the various types of mass storage devices. </text:p>
      <text:p text:style-name="P99">Secondary storage or permanent storage, the first storage is the RAM memory.</text:p>
      <text:p text:style-name="P72"/>
      <text:list xml:id="list1280035763" text:style-name="L1">
        <text:list-item>
          <text:p text:style-name="P164">solid-state drives (SSD)</text:p>
        </text:list-item>
        <text:list-item>
          <text:p text:style-name="P164">hard drives</text:p>
        </text:list-item>
        <text:list-item>
          <text:p text:style-name="P164">external hard drives</text:p>
        </text:list-item>
        <text:list-item>
          <text:p text:style-name="P164">optical drives</text:p>
        </text:list-item>
        <text:list-item>
          <text:p text:style-name="P164">tape drives</text:p>
        </text:list-item>
        <text:list-item>
          <text:p text:style-name="P164">RAID storage</text:p>
        </text:list-item>
        <text:list-item>
          <text:p text:style-name="P164">USB storage</text:p>
        </text:list-item>
        <text:list-item>
          <text:p text:style-name="P164">flash memory cards</text:p>
        </text:list-item>
      </text:list>
      <text:p text:style-name="P84"/>
      <text:p text:style-name="P100"><text:span text:style-name="T1">SAS, Serial Attached SCSI: </text:span><text:span text:style-name="T73">Used in enterprise servers. </text:span>More faster (more IOPS) and reliable (lower <text:s/>MTBF, Mean Time Between Failure ) than SATA. <text:span text:style-name="T73">Allows longer cables. Have less capacity</text:span></text:p>
      <text:p text:style-name="P100"/>
      <text:p text:style-name="P101"><text:span text:style-name="T1">SATA: </text:span><text:span text:style-name="T74">Used for desktop.</text:span><text:span text:style-name="T8"> </text:span>More capacity than SAS.</text:p>
      <text:p text:style-name="P84"/>
      <text:p text:style-name="P98"><text:span text:style-name="T1">See the Disk ID:</text:span> <text:s/></text:p>
      <text:p text:style-name="P98">blkid</text:p>
      <text:p text:style-name="P84">ls -s /dev/disk/by-uuid/</text:p>
      <text:p text:style-name="P84"/>
      <text:p text:style-name="P102"><text:span text:style-name="T1">See partitions and who is /boot: </text:span><text:s/>sudo fdisk -l <text:s/></text:p>
      <text:p text:style-name="P84"/>
      <text:p text:style-name="Horizontal_20_Line"/>
      <text:p text:style-name="P84"/>
      <text:p text:style-name="P72">Determine hardware resources for devices <text:s/><text:span text:style-name="T75">&amp; <text:s text:c="2"/></text:span>Tools and utilities to list various hardware information (e.g. lsusb, lspci, etc.).</text:p>
      <text:p text:style-name="P84"/>
      <text:p text:style-name="P5"><text:span text:style-name="T42">Proc pseudo-filesystem: </text:span><text:span text:style-name="T43">Presents information about CPU processes and other system information.</text:span></text:p>
      <text:p text:style-name="P24">cat /proc/interrupts <text:s/><text:span text:style-name="T70">To see the IRQ, Interrupt Requests to the CPU sent by the devices.</text:span></text:p>
      <text:p text:style-name="P24">cat /proc/ioports <text:s text:c="2"/><text:span text:style-name="T71">To see the allocation of IO ports ,Imput Output,</text:span></text:p>
      <text:p text:style-name="P29">cat /<text:span text:style-name="T72">proc/iomem</text:span> <text:span text:style-name="T35"><text:s text:c="4"/>To see the allocation of IO memory</text:span></text:p>
      <text:p text:style-name="P24">cat /proc/dma <text:s text:c="4"/><text:span text:style-name="T72">Shows the allocation DMA (Direct Memory Access) addresses.</text:span></text:p>
      <text:p text:style-name="P24">cat /proc/usb</text:p>
      <text:p text:style-name="P122">cat /proc/pci</text:p>
      <text:p text:style-name="P122"/>
      <text:p text:style-name="P129"><text:span text:style-name="T49">Kernel modules utilities</text:span>:<text:span text:style-name="T50"> </text:span><text:s/><text:span text:style-name="T11">Gather the same information than /proc and present it in more human readable format.</text:span></text:p>
      <text:p text:style-name="P130">lsmod <text:s/><text:span text:style-name="T15">Show the modules loaded into the memory.</text:span></text:p>
      <text:p text:style-name="P130"><text:span text:style-name="T68">modinfo</text:span><text:span text:style-name="T15"> Show the content of a chosen module, </text:span><text:span text:style-name="T68">modinfo bluetooth</text:span> </text:p>
      <text:p text:style-name="P123"><text:span text:style-name="T1">modprove</text:span> Loads a module. modprove bluetooth <text:s text:c="2"/>To unload it: <text:s text:c="2"/>modprove -r bluetooth</text:p>
      <text:p text:style-name="P124"><text:span text:style-name="T1">modprove -D floppy <text:s/></text:span>Shows dependencies of floppy</text:p>
      <text:p text:style-name="P131"/>
      <text:p text:style-name="P132">lscpu <text:span text:style-name="T11">Provide details about CPU</text:span></text:p>
      <text:p text:style-name="P133"><text:soft-page-break/></text:p>
      <text:p text:style-name="P55"><text:span text:style-name="T42">lscpu -e=node,address,book,socket,core,cpu </text:span><text:s/><text:span text:style-name="T44">Will display the requested information</text:span></text:p>
      <text:p text:style-name="P53">NODE ADDRESS BOOK SOCKET CORE CPU</text:p>
      <text:p text:style-name="P132"><text:span text:style-name="T23">0 <text:s text:c="10"/>- <text:s text:c="16"/>- <text:s text:c="10"/>0 <text:s text:c="13"/>0 <text:s text:c="9"/>0</text:span><text:span text:style-name="T11"> </text:span></text:p>
      <text:p text:style-name="P74"/>
      <text:p text:style-name="P142"><text:span text:style-name="T55">lspci:</text:span><text:span text:style-name="T52"> Shows information about the bus PCI and devices. Can identify devices on the bus that kernel can not and provides addressing information for configuring them.</text:span></text:p>
      <text:p text:style-name="P143"><text:span text:style-name="T26">cat /proc/interrupt</text:span><text:span text:style-name="T52"> does a similar thing.</text:span></text:p>
      <text:p text:style-name="P144"><text:span text:style-name="T55">lspci -t <text:s/></text:span><text:span text:style-name="T52"><text:s/>Display tree option. <text:s text:c="2"/></text:span><text:span text:style-name="T55"><text:s/>lspci -v </text:span><text:span text:style-name="T52">or -vv or -vvv <text:s/>Display verbose. <text:s/></text:span><text:span text:style-name="T55">lspci -</text:span><text:span text:style-name="T56">m</text:span><text:span text:style-name="T53"> add “” for scripts.</text:span></text:p>
      <text:p text:style-name="P145"><text:span text:style-name="T55">lspci -n</text:span><text:span text:style-name="T52"> Vendor and device numbers only. <text:s text:c="2"/></text:span><text:span text:style-name="T55">lspci -nn </text:span><text:span text:style-name="T52">Vendor+device numbers and names.</text:span></text:p>
      <text:p text:style-name="P25"/>
      <text:p text:style-name="P146"><text:span text:style-name="T55">lsdev: </text:span><text:span text:style-name="T52">Shows the device recognition. Tells you the DMA, IRQ and I/O Ports of the devices. </text:span></text:p>
      <text:p text:style-name="P26">May not be installed on your system, to have it: yum install procinfo <text:s/></text:p>
      <text:p text:style-name="P25"/>
      <text:p text:style-name="P147"><text:span text:style-name="T57">l</text:span><text:span text:style-name="T58">susb:</text:span><text:span text:style-name="T54"> <text:s/>Displays the USB information and devices for your system.</text:span></text:p>
      <text:p text:style-name="P27"/>
      <text:p text:style-name="P148"><text:span text:style-name="T55">lsblk: </text:span><text:span text:style-name="T52">Shows the disks (block devices) attached to the system</text:span></text:p>
      <text:p text:style-name="P28"><text:span text:style-name="T1">lsblk -f</text:span> <text:s/>Print the filesystem <text:s/></text:p>
      <text:p text:style-name="P125"/>
      <text:p text:style-name="P126"><text:span text:style-name="T1">uname:</text:span> Displays information about the currently running kernel.</text:p>
      <text:p text:style-name="P74"/>
      <text:p text:style-name="P74">Questions:</text:p>
      <text:p text:style-name="P86">What is a pseudo-filesystem</text:p>
      <text:p text:style-name="P93">What is sysfs</text:p>
      <text:p text:style-name="P91">Show me the loaded modules</text:p>
      <text:p text:style-name="P87">How can the CPU uniquely identify a device </text:p>
      <text:p text:style-name="P90">How can I remove a module</text:p>
      <text:p text:style-name="P94">What is D-BUS</text:p>
      <text:p text:style-name="P95">Expose PIBS</text:p>
      <text:p text:style-name="P97">What is udev</text:p>
      <text:p text:style-name="P91">How can I see info of a module</text:p>
      <text:p text:style-name="P96">What is swap files</text:p>
      <text:p text:style-name="P88">Expose IO <text:span text:style-name="T40">Port, IRQ and DMA</text:span></text:p>
      <text:p text:style-name="P89">How can I see the </text:p>
      <text:p text:style-name="P92">What is udev</text:p>
      <text:p text:style-name="Horizontal_20_Line"/>
      <text:p text:style-name="P75">Tools and utilities to manipulate USB devices.</text:p>
      <text:p text:style-name="P104"/>
      <text:p text:style-name="P104"><text:span text:style-name="T79">l</text:span>spci <text:s text:c="2"/><text:tab/><text:tab/>→<text:span text:style-name="T79"> </text:span><text:s text:c="3"/>to see if the system identifies the usb device </text:p>
      <text:p text:style-name="P103">lsusb <text:tab/><text:tab/>→<text:span text:style-name="T77"> generic listing of usb devices</text:span></text:p>
      <text:p text:style-name="P103">usb-devices <text:s text:c="4"/>→ more specific information</text:p>
      <text:p text:style-name="P103">find /dev/bus/ <text:s/>→<text:span text:style-name="T76"> show an item in the usb bus that is currently connected.</text:span></text:p>
      <text:p text:style-name="P103">lsusb -D "/dev/bus/usb/001/001" | more <text:s/>→<text:span text:style-name="T78"> shows Detailed information regarding the specific usb.</text:span></text:p>
      <text:p text:style-name="P105">mount /dev/sdc <text:s text:c="2"/>/mnt <text:s/>→ tells the kernel to attach the FS found in /dev/sdc to /mnt </text:p>
      <text:p text:style-name="P106">umount /dev/sdc <text:s text:c="2"/>→ Umount will remove the usb from the FS. <text:s/><text:span text:style-name="T80">Can be in /media/usb</text:span></text:p>
      <text:p text:style-name="P103"/>
      <text:p text:style-name="P103">/<text:span text:style-name="T82">etc/hotplug/usb → contains scripts that are executed when plugging an usb</text:span></text:p>
      <text:p text:style-name="P103"/>
      <text:p text:style-name="P103"/>
      <text:p text:style-name="P103"/>
      <text:p text:style-name="P103"/>
      <text:p text:style-name="P103"/>
      <text:p text:style-name="P103"><text:soft-page-break/></text:p>
      <text:p text:style-name="Horizontal_20_Line"/>
      <text:p text:style-name="P75">Conceptual understanding of sysfs, udev and dbus.</text:p>
      <text:p text:style-name="P103"/>
      <text:p text:style-name="P103"/>
      <text:p text:style-name="P108"><text:span text:style-name="T1">Sysfs:</text:span> <text:span text:style-name="T59">Pseudo filesystem that export information about various kernel subsystems, hardware devices and associated device drivers.</text:span></text:p>
      <text:p text:style-name="P107"/>
      <text:p text:style-name="P76">Udev: <text:span text:style-name="T16">Create device nodes on /dev and will remove them when are unplugged, like usb.</text:span></text:p>
      <text:p text:style-name="P110"/>
      <text:p text:style-name="P77"><text:span text:style-name="T16">C</text:span><text:span text:style-name="T11">onfiguration files on /etc/udev </text:span></text:p>
      <text:p text:style-name="P107"/>
      <text:p text:style-name="P109"><text:span text:style-name="T1">D-BUS:</text:span> Used to notify desktop of hardware related events like a usb being plugged in. <text:span text:style-name="T81">A pop up application can appear asking for what to do with the device. Another example: an email arriving and a pop up will appear informing about the incoming message.</text:span></text:p>
      <text:p text:style-name="P103"/>
      <text:p text:style-name="P103"/>
      <text:p text:style-name="P103"/>
      <text:p text:style-name="Horizontal_20_Line"/>
      <text:p text:style-name="P103"/>
      <text:p text:style-name="P59">101.2 Boot the System</text:p>
      <text:p text:style-name="P137"/>
      <text:p text:style-name="P137">Provide common commands to the boot loader and options to the kernel at boot time.</text:p>
      <text:p text:style-name="Horizontal_20_Line"/>
      <text:p text:style-name="P85"><text:span text:style-name="T1">* Kernel parameters</text:span> (sometimes called boot parameters) </text:p>
      <text:p text:style-name="P121">When the grub screen is being displayed, if you press “E” key you will get into the kernel parameters. <text:s/>Normally used for some kind of rescue operation.</text:p>
      <text:p text:style-name="P111"/>
      <text:p text:style-name="P78">Some parameters:</text:p>
      <text:p text:style-name="P113">root= <text:s text:c="3"/>Root filesystems</text:p>
      <text:p text:style-name="P113">ro <text:tab/> Mount root device read only on boot (this is the one by default.)</text:p>
      <text:p text:style-name="P113">rw <text:s/><text:tab/> Mo<text:span text:style-name="T83">unt root device read and write on boot</text:span></text:p>
      <text:p text:style-name="P113">initrd= <text:s/><text:span text:style-name="T84">Specify the location of initial ramdisk</text:span></text:p>
      <text:p text:style-name="P111"/>
      <text:p text:style-name="P112"><text:span text:style-name="T25">Ctrl + X</text:span> to boot with these parameters.</text:p>
      <text:p text:style-name="P112"/>
      <text:p text:style-name="P82"/>
      <text:p text:style-name="P151"><text:span text:style-name="T47">* Grub command line: </text:span><text:span text:style-name="T45">Same, on grub screen but press C</text:span></text:p>
      <text:p text:style-name="P84"><text:tab/></text:p>
      <text:p text:style-name="P30"><text:span text:style-name="T1">grub&gt; <text:s text:c="4"/></text:span><text:s/>–&gt; use TAB to see all commands allowed</text:p>
      <text:p text:style-name="P31"><text:span text:style-name="T1">grub&gt; </text:span><text:s/>ls</text:p>
      <text:p text:style-name="P31">(hd0) (hd0,msdos2) (hd0,msdos1)</text:p>
      <text:p text:style-name="P32">or </text:p>
      <text:p text:style-name="P135">(hd0) (hd0,gpt2) (hdo,gpt1) if you are using GPT partition table</text:p>
      <text:p text:style-name="P83"/>
      <text:p text:style-name="P16">See content on disks:</text:p>
      <text:p text:style-name="P33">grub&gt; ls (hd0,1)/ <text:s text:c="5"/>→ this will display all the files inside hd0,msdos1</text:p>
      <text:p text:style-name="P34"/>
      <text:p text:style-name="P17">See kernel’s name: <text:s/></text:p>
      <text:p text:style-name="P136">ls (hd0,msdos1) /vml <text:s text:c="10"/>–&gt; and then use TAB, will show you the kernels there.</text:p>
      <text:p text:style-name="P83"><text:soft-page-break/></text:p>
      <text:p text:style-name="P83"/>
      <text:p text:style-name="P152"><text:span text:style-name="T48">MBR:</text:span><text:span text:style-name="T46"> Master boot record</text:span></text:p>
      <text:p text:style-name="P114">Contains information on how the logical partitions are organized. <text:span text:style-name="T85">Also contains MBR bootstrap code.</text:span></text:p>
      <text:p text:style-name="P84"/>
      <text:p text:style-name="P72"/>
      <text:p text:style-name="P72">Demonstrate knowledge of the boot sequence from BIOS/UEFI to boot completion.</text:p>
      <text:p text:style-name="Horizontal_20_Line"/>
      <text:p text:style-name="P79">BIOS / <text:span text:style-name="T90">MBR / </text:span>GRUB <text:span text:style-name="T88">Legacy</text:span> / SisVinit:</text:p>
      <text:p text:style-name="P115"/>
      <text:list xml:id="list3087295699" text:style-name="L2">
        <text:list-item>
          <text:p text:style-name="P165">Power on</text:p>
        </text:list-item>
        <text:list-item>
          <text:p text:style-name="P165">CPU looks for the BIOS</text:p>
        </text:list-item>
        <text:list-item>
          <text:p text:style-name="P165">BIOS check hardware (POST) and looks for the MBR on the <text:span text:style-name="T86">boot disk</text:span></text:p>
        </text:list-item>
        <text:list-item>
          <text:p text:style-name="P166">Stage 1: <text:s text:c="3"/>MBR contains the <text:span text:style-name="T25">boot.img</text:span><text:span text:style-name="T51">. </text:span><text:span text:style-name="T60">This image looks for the core.img </text:span><text:span text:style-name="T61">on </text:span><text:span text:style-name="T62">E</text:span><text:span text:style-name="T61">mpty sectors.</text:span></text:p>
        </text:list-item>
        <text:list-item>
          <text:p text:style-name="P175">Stage 1.5: <text:s/><text:span text:style-name="T93">Empty sectors, core.img Its task is to locate the boot partition, /boot/grub</text:span></text:p>
        </text:list-item>
        <text:list-item>
          <text:p text:style-name="P176">Stage 2: <text:s/>/boot/grub/</text:p>
          <text:list>
            <text:list-header>
              <text:p text:style-name="P176">grub.conf or menu.lst <text:s/>and device.map (where kernel and OS is stored)</text:p>
            </text:list-header>
          </text:list>
        </text:list-item>
        <text:list-item>
          <text:p text:style-name="P167">Initrd image (ram based filesystem) <text:span text:style-name="T87">let’s the system to load some drivers to perform basic tasks</text:span></text:p>
        </text:list-item>
        <text:list-item>
          <text:p text:style-name="P167"/>
        </text:list-item>
      </text:list>
      <text:p text:style-name="P116"/>
      <text:p text:style-name="P116"/>
      <text:p text:style-name="P116"/>
      <text:p text:style-name="P80"><text:span text:style-name="T89">UEFI</text:span> / <text:span text:style-name="T90">GPT </text:span>/ GRUB2 / SystemD:</text:p>
      <text:list xml:id="list3756772847" text:style-name="L3">
        <text:list-item>
          <text:p text:style-name="P168">Power on</text:p>
        </text:list-item>
        <text:list-item>
          <text:p text:style-name="P169">CPU looks for UEFI</text:p>
        </text:list-item>
        <text:list-item>
          <text:p text:style-name="P168">UEFI <text:span text:style-name="T91">looks for MBR </text:span></text:p>
        </text:list-item>
        <text:list-item>
          <text:p text:style-name="P170">Stage 1: MBR contains boot.img → GPT Heather → Partition Entry Array →<text:span text:style-name="T92"> Empty sectors</text:span></text:p>
        </text:list-item>
        <text:list-item>
          <text:p text:style-name="P171">Stage 1.5: Empty sectors, core.img</text:p>
        </text:list-item>
        <text:list-item>
          <text:p text:style-name="P172"><text:span text:style-name="T51">ESP - EFI system partition: /boot/efi </text:span><text:span text:style-name="T63">(vfat or FAT32) </text:span><text:span text:style-name="T64">boot images are here</text:span></text:p>
        </text:list-item>
        <text:list-item>
          <text:p text:style-name="P173"><text:span text:style-name="T51">Stage 2: <text:s/></text:span><text:span text:style-name="T65">Grub2 , /boot/grub2 →</text:span><text:span text:style-name="T66"> grubenv and themes</text:span></text:p>
        </text:list-item>
        <text:list-item>
          <text:p text:style-name="P174"><text:span text:style-name="T66">K</text:span><text:span text:style-name="T51">ernel reed, device initialization and initrd loaded</text:span></text:p>
        </text:list-item>
        <text:list-item>
          <text:p text:style-name="P174"><text:span text:style-name="T51">Root filesystem </text:span><text:span text:style-name="T67">is mounted</text:span><text:span text:style-name="T51">.</text:span></text:p>
        </text:list-item>
        <text:list-item>
          <text:p text:style-name="P177">Systemd runs, default root target executed</text:p>
        </text:list-item>
        <text:list-item>
          <text:p text:style-name="P178">Root filesystem is checked</text:p>
        </text:list-item>
        <text:list-item>
          <text:p text:style-name="P178">Remaining local filesystems are mounted</text:p>
        </text:list-item>
        <text:list-item>
          <text:p text:style-name="P178">Network devices are started</text:p>
        </text:list-item>
        <text:list-item>
          <text:p text:style-name="P178">Remote FS are mounted (if configured)</text:p>
        </text:list-item>
        <text:list-item>
          <text:p text:style-name="P178">System ready for log in.</text:p>
        </text:list-item>
      </text:list>
      <text:p text:style-name="P115"/>
      <text:p text:style-name="P115"/>
      <text:p text:style-name="P115"/>
      <text:p text:style-name="P81">GRUB2 commands:</text:p>
      <text:p text:style-name="P81"/>
      <text:p text:style-name="P117"><text:span text:style-name="T25">Do not edit nothing on /boot/grub2</text:span><text:span text:style-name="T51">. </text:span>Use these commands:</text:p>
      <text:p text:style-name="P117"/>
      <text:p text:style-name="P117"><text:span text:style-name="T9">View default entry:</text:span><text:span text:style-name="T94"> <text:s/></text:span>grub2-editenv list <text:s text:c="6"/></text:p>
      <text:p text:style-name="P56">saved_entry=CentOS Linux (3.10.0-957.10.1.el7.x86_64) 7 (Core)</text:p>
      <text:p text:style-name="P56"/>
      <text:p text:style-name="P118"><text:soft-page-break/>This is the OS that will be booted when grub boots the system</text:p>
      <text:p text:style-name="P118"/>
      <text:p text:style-name="P134">To do modifications: <text:span text:style-name="T11"><text:s/>/</text:span><text:span text:style-name="T17">etc/default/grub <text:s/></text:span><text:span text:style-name="T18">or the templates inside /etc/grub.d/</text:span></text:p>
      <text:p text:style-name="P119">Edit manually this file.</text:p>
      <text:p text:style-name="P119"/>
      <text:p text:style-name="P119"><text:span text:style-name="T1">To apply the modifications:</text:span> <text:s/>grub2-mkconfig <text:s/><text:span text:style-name="T95">(redhat based)</text:span> <text:s text:c="3"/><text:span text:style-name="T95">update-grub (debian based)</text:span></text:p>
      <text:p text:style-name="P120">This command will generate or update /boot/grub2/grub.cfg</text:p>
      <text:p text:style-name="P72"/>
      <text:p text:style-name="P72"/>
      <text:p text:style-name="Horizontal_20_Line"/>
      <text:p text:style-name="P153">Understanding of SysVinit and systemd:</text:p>
      <text:p text:style-name="P153"/>
      <text:p text:style-name="P153"/>
      <text:p text:style-name="P153"/>
      <text:p text:style-name="P154">Sysvinit: here</text:p>
      <text:p text:style-name="P155"/>
      <text:p text:style-name="P18">See the current runlevel: </text:p>
      <text:p text:style-name="P41"><text:span text:style-name="T20">[cloud_user@andrewjobson1c ~]$</text:span> <text:span text:style-name="T1">runlevel</text:span> </text:p>
      <text:p text:style-name="P41">N 3</text:p>
      <text:p text:style-name="P42"/>
      <text:p text:style-name="P43"><text:span text:style-name="T1">Change the runlevel on current se</text:span><text:span text:style-name="T10">s</text:span><text:span text:style-name="T1">sion,</text:span> <text:span text:style-name="T99">will keep old runlevel in /etc/inittab</text:span></text:p>
      <text:p text:style-name="P156"><text:span text:style-name="T20">[cloud_user@andrewjobson1c ~]$ </text:span><text:span text:style-name="T1">sudo telinit 6</text:span> </text:p>
      <text:p text:style-name="P156"/>
      <text:p text:style-name="P156"/>
      <text:p text:style-name="P156"/>
      <text:p text:style-name="P156"/>
      <text:p text:style-name="P60"/>
      <text:p text:style-name="P61">Systemd:</text:p>
      <text:p text:style-name="P139"/>
      <text:p text:style-name="P15"><text:span text:style-name="T24">Systemd Targets</text:span>: <text:s/><text:span text:style-name="T14">Compared with Sysvint run levels</text:span></text:p>
      <text:p text:style-name="P51"><text:span text:style-name="T25">Runlevel</text:span><text:tab/><text:span text:style-name="T25">Systemd Description</text:span></text:p>
      <text:p text:style-name="P51">0<text:tab/><text:tab/><text:span text:style-name="T1">poweroff.target</text:span> <text:s text:c="4"/>Shuts down and powers off the system</text:p>
      <text:p text:style-name="P51">1<text:tab/><text:tab/>rescue.target <text:s text:c="9"/>Configures a rescue shell session</text:p>
      <text:p text:style-name="P51">2<text:tab/><text:tab/><text:span text:style-name="T1">multi-user.target</text:span> <text:s/>Sets the system to a nongraphical multiuser system, typically with no network <text:s/></text:p>
      <text:p text:style-name="P51">3<text:tab/><text:tab/>multi-user.target<text:tab/> <text:s/>Sets up the system as a nongraphical multiuser system, with network services</text:p>
      <text:p text:style-name="P51">4<text:tab/><text:tab/>multi-user.target<text:tab/> <text:s/><text:span text:style-name="T27">Same than 3</text:span></text:p>
      <text:p text:style-name="P51">5<text:tab/><text:tab/><text:span text:style-name="T1">graphical.target</text:span><text:tab/> <text:s/>Sets up the system as a graphical multiuser system with network services</text:p>
      <text:p text:style-name="P52">6<text:tab/><text:tab/><text:span text:style-name="T1">reboot.target</text:span><text:tab/> <text:s/>Shuts down and boots the system again</text:p>
      <text:p text:style-name="P52"/>
      <text:p text:style-name="P1"><text:span text:style-name="T2">S</text:span><text:span text:style-name="T1">ee current </text:span><text:span text:style-name="T2">target: </text:span><text:span text:style-name="T12"><text:s text:c="7"/></text:span><text:span text:style-name="T11">systemctl get-default </text:span><text:s/></text:p>
      <text:p text:style-name="P14"><text:span text:style-name="T1">See </text:span><text:span text:style-name="T4">ALL</text:span><text:span text:style-name="T1"> targets:</text:span> <text:s text:c="10"/><text:span text:style-name="T11">systemctl list-unit-files -t target <text:s text:c="5"/></text:span><text:span text:style-name="T22">(or -t service, or -t scope, etc )</text:span></text:p>
      <text:p text:style-name="P13"><text:span text:style-name="T1">See ACTIVE targets: <text:s text:c="3"/></text:span><text:span text:style-name="T13">systemctl list-unit</text:span><text:span text:style-name="T3">s</text:span><text:span text:style-name="T13"> -t target <text:s/><text:tab/></text:span><text:span text:style-name="T21"> </text:span><text:span text:style-name="T22">(or -t service, or -t scope, etc )</text:span></text:p>
      <text:p text:style-name="P10"><text:span text:style-name="T1">Change target:</text:span> <text:s text:c="13"/>sudo systemctl set-default graphical.target <text:s text:c="2"/><text:span text:style-name="T20">(change to desktop, will happen in next boot)</text:span></text:p>
      <text:p text:style-name="P11"><text:span text:style-name="T1">Change target on the fly:</text:span> <text:s/>systemctl <text:span text:style-name="T19">isolate graphical.target</text:span></text:p>
      <text:p text:style-name="P63"><text:span text:style-name="T1">Status of a Unit: <text:s text:c="12"/></text:span><text:s text:c="4"/>systemctl status rsyslog</text:p>
      <text:p text:style-name="P63"><text:span text:style-name="T1">Stop/Start/etc,units:</text:span> <text:s text:c="9"/>sudo systemctl stop rsyslog</text:p>
      <text:p text:style-name="P63"/>
      <text:p text:style-name="P2">Units:</text:p>
      <text:p text:style-name="P54">The Units are located in the following directories:</text:p>
      <text:list xml:id="list465599036" text:style-name="L4">
        <text:list-item>
          <text:p text:style-name="P180"><text:span text:style-name="T1">/usr/lib/systemd/system/</text:span>—Units that have been installed with the distribution</text:p>
        </text:list-item>
        <text:list-item>
          <text:p text:style-name="P180"><text:soft-page-break/><text:span text:style-name="T1">/run/systemd/system</text:span>—Units that have been created at runtime; may have precedence over non-runtime or installed units</text:p>
        </text:list-item>
        <text:list-item>
          <text:p text:style-name="P180">/<text:span text:style-name="T1">etc/systemd/system</text:span>—Units that are controlled by the sysadmin and have ultimate precedence over all the other units</text:p>
        </text:list-item>
      </text:list>
      <text:p text:style-name="P4"/>
      <text:p text:style-name="P57"><text:span text:style-name="T1">See content unit:</text:span> <text:tab/> <text:s text:c="8"/>systemctl cat multi-user.target</text:p>
      <text:p text:style-name="P141"><text:span text:style-name="T5">Directive</text:span><text:span text:style-name="T7">s</text:span><text:span text:style-name="T5">: </text:span></text:p>
      <text:p text:style-name="P141"><text:span text:style-name="T5"><text:tab/></text:span><text:span text:style-name="T1">ExecStart:</text:span> Indicates the command to be executed on the startup of the systemd service.</text:p>
      <text:p text:style-name="P12"><text:tab/><text:span text:style-name="T6">AllowIsolate: </text:span><text:span text:style-name="T41">Take boolean values. True if this directive have to be used <text:s/>with systemctl isolate command.</text:span></text:p>
      <text:p text:style-name="P12"/>
      <text:p text:style-name="P3">QUESTIONS systemd:</text:p>
      <text:p text:style-name="P64"/>
      <text:p text:style-name="P64">Show me how to see all the units</text:p>
      <text:p text:style-name="P64">Show me how to see the content of an unit</text:p>
      <text:p text:style-name="P64">Show me how to see the status of an unit</text:p>
      <text:p text:style-name="P149">Show me the active units</text:p>
      <text:p text:style-name="P150">What is a require and a want</text:p>
      <text:p text:style-name="P66">Show me all the <text:span text:style-name="T28">mount</text:span> units</text:p>
      <text:p text:style-name="P67">Show me the current target</text:p>
      <text:p text:style-name="P65">How can I start an unit</text:p>
      <text:p text:style-name="P68">Change the <text:span text:style-name="T39">default </text:span>target to another</text:p>
      <text:p text:style-name="P68"><text:span text:style-name="T36">Explain directive</text:span> <text:span text:style-name="T28">AllowIsolat</text:span><text:span text:style-name="T29">e</text:span></text:p>
      <text:p text:style-name="P69"><text:span text:style-name="T38">Explain directive</text:span> <text:span text:style-name="T28">ExecStart</text:span> </text:p>
      <text:p text:style-name="P70">Show all <text:span text:style-name="T33">loaded</text:span> <text:span text:style-name="T30">service</text:span> <text:span text:style-name="T31">units</text:span></text:p>
      <text:p text:style-name="P71">Tell me the system targets compared with the run levels, <text:span text:style-name="T32">now in decreasing order.</text:span></text:p>
      <text:p text:style-name="P11"><text:span text:style-name="T37">Explain directive </text:span><text:span text:style-name="T28">IgnoreOnIsolate=yes</text:span> <text:span text:style-name="T34">means</text:span></text:p>
      <text:p text:style-name="P11"/>
      <text:p text:style-name="Horizontal_20_Line"/>
      <text:p text:style-name="P7">Awareness of Upstart:</text:p>
      <text:p text:style-name="P11"/>
      <text:p text:style-name="P11"/>
      <text:p text:style-name="P157"><text:span text:style-name="T25">Based on init5.</text:span> Was supposed to replace it but after a few versions of linux was discontinued and systemd took the lead.</text:p>
      <text:p text:style-name="P157"/>
      <text:p text:style-name="P159"><text:span text:style-name="T1">Folder:</text:span> <text:s/>/etc/init/</text:p>
      <text:p text:style-name="P157"/>
      <text:p text:style-name="P6">Commands:</text:p>
      <text:p text:style-name="P158">initctl →<text:span text:style-name="T96"> application that controls upstart processes.</text:span></text:p>
      <text:p text:style-name="P160">initctl list <text:s/>→ will show you a list of the processes that upstart is using <text:span text:style-name="T97">and its status.</text:span></text:p>
      <text:p text:style-name="P11"/>
      <text:p text:style-name="Horizontal_20_Line"/>
      <text:p text:style-name="P8">Check boot events in the log files.</text:p>
      <text:p text:style-name="P11"/>
      <text:p text:style-name="P161"><text:span text:style-name="T1">dmesg</text:span>: <text:s/>Kernel ring <text:span text:style-name="T98">buffer.</text:span></text:p>
      <text:p text:style-name="P161">journalctl: For systemd systems</text:p>
      <text:p text:style-name="P161"/>
      <text:p text:style-name="P161">journalctl -k <text:s/>→ shows kernel messages</text:p>
      <text:p text:style-name="P161"/>
      <text:p text:style-name="P11"/>
      <text:p text:style-name="Horizontal_20_Line"/>
      <text:p text:style-name="P62"><text:soft-page-break/>101.3 Change runlevels / boot targets and shutdown or reboot system</text:p>
      <text:p text:style-name="P11"/>
      <text:p text:style-name="P8">Set the default runlevel or boot target.</text:p>
      <text:p text:style-name="P8">Change between runlevels / boot targets including single user mode.</text:p>
      <text:p text:style-name="P140"/>
      <text:p text:style-name="P140">See systemd and sysvinit above</text:p>
      <text:p text:style-name="P140"/>
      <text:p text:style-name="Horizontal_20_Line"/>
      <text:p text:style-name="P9"/>
      <text:p text:style-name="P9">Shutdown and reboot from the command line.</text:p>
      <text:p text:style-name="P8">Alert users before switching runlevels / boot targets or other major system events.</text:p>
      <text:p text:style-name="P8"/>
      <text:p text:style-name="P44"><text:span text:style-name="T1">Poweroff the system:</text:span> Same than typing poweroff</text:p>
      <text:p text:style-name="P44">sudo systemctl poweroff </text:p>
      <text:p text:style-name="P45"/>
      <text:p text:style-name="P19">Reboot the system:</text:p>
      <text:p text:style-name="P46">reboot</text:p>
      <text:p text:style-name="P46">telinit 6</text:p>
      <text:p text:style-name="P46">shutdown <text:span text:style-name="T1">-r</text:span> now <text:s text:c="4"/>→<text:span text:style-name="T101"> r is from reboot</text:span></text:p>
      <text:p text:style-name="P46">systemctl isolate reboot.target</text:p>
      <text:p text:style-name="P45"/>
      <text:p text:style-name="P21">Shutdown the system:</text:p>
      <text:p text:style-name="P49">poweroff</text:p>
      <text:p text:style-name="P49">telinit 0</text:p>
      <text:p text:style-name="P50">systemctl isolate poweroff.target</text:p>
      <text:p text:style-name="P48">shutdown -h now <text:s text:c="2"/>→ h is from halt</text:p>
      <text:p text:style-name="P48">shutdown -h + 1 <text:s/>→<text:span text:style-name="T103"> will shutdown the system in 1 min, you can cancel it with CTRL +C or typing sudo shutdown -c</text:span></text:p>
      <text:p text:style-name="P45"/>
      <text:p text:style-name="P47"><text:span text:style-name="T1">WAL command: <text:s text:c="4"/></text:span>Send messages to other users, <text:span text:style-name="T102">good when</text:span> you are going to reboot the system.</text:p>
      <text:p text:style-name="P45"><text:span text:style-name="T20">[cloud_user@andrewjobson1c ~]$</text:span> <text:span text:style-name="T1">wall</text:span></text:p>
      <text:p text:style-name="P35"><text:span text:style-name="T1">This is a test message</text:span> <text:s/>→<text:span text:style-name="T100"> then press enter, then CTRL+D and the message will be sent.</text:span></text:p>
      <text:p text:style-name="P35"/>
      <text:p text:style-name="Horizontal_20_Line"/>
      <text:p text:style-name="P20">Properly terminate processes.</text:p>
      <text:p text:style-name="P35"/>
      <text:p text:style-name="P38">ps e</text:p>
      <text:p text:style-name="P38">ps ex</text:p>
      <text:p text:style-name="P38">ps aux</text:p>
      <text:p text:style-name="P38"/>
      <text:p text:style-name="P23">kill - <text:s/><text:span text:style-name="T104">Kill the process by ID</text:span></text:p>
      <text:p text:style-name="P38">1 → SIGHUP kill the process and restart (hangup)</text:p>
      <text:p text:style-name="P38">2 → SIGINT <text:s/>kill with a control +c <text:s/>(interrupt)</text:p>
      <text:p text:style-name="P39">9 → SIGKILL <text:s/>brute force may leave resources allocated.</text:p>
      <text:p text:style-name="P39">15 → SIGTERM <text:s text:c="2"/>terminate immediately</text:p>
      <text:p text:style-name="P39"/>
      <text:p text:style-name="P40"><text:span text:style-name="T1">examples:</text:span> <text:s/></text:p>
      <text:p text:style-name="P40">kill -SIGHUP 10290 <text:s text:c="3"/></text:p>
      <text:p text:style-name="P40">kill -1 10290</text:p>
      <text:p text:style-name="P36"/>
      <text:p text:style-name="P182">killall – Kill the process by name</text:p>
      <text:p text:style-name="P40"><text:soft-page-break/>killall -i -9 vim <text:s text:c="3"/>→ -i <text:s/>will prompt for confirmation. This will kill all vim processes <text:s/></text:p>
      <text:p text:style-name="P36"/>
      <text:p text:style-name="P36"><text:s/></text:p>
      <text:p text:style-name="Horizontal_20_Line"/>
      <text:p text:style-name="P22">Awareness of acpid.</text:p>
      <text:p text:style-name="P37"/>
      <text:p text:style-name="P35"><text:span text:style-name="T1">ACPID: </text:span><text:s/>Advanced Configuration and Power Interface (ACPI) event daemon</text:p>
      <text:p text:style-name="P35">Registers events like:</text:p>
      <text:p text:style-name="P35"><text:s text:c="4"/>• Pressing special keys, including the Power/Sleep/Suspend button</text:p>
      <text:p text:style-name="P35"><text:s text:c="4"/>• Closing a notebook lid</text:p>
      <text:p text:style-name="P35"><text:s text:c="4"/>• (Un)Plugging an AC power adapter from a notebook</text:p>
      <text:p text:style-name="P35"><text:s text:c="4"/>• (Un)Plugging phone jack etc.</text:p>
      <text:p text:style-name="P35"/>
      <text:p text:style-name="P35">Configuration files: <text:s text:c="2"/>/etc/acpid</text:p>
      <text:p text:style-name="P35"/>
      <text:p text:style-name="P35">/etc/acpid/events/ <text:s text:c="2"/>like pressing the power off button.</text:p>
      <text:p text:style-name="P35">/etc/acpid/actions/ the actions that will be triggered if you press the power off button for example.</text:p>
      <text:p text:style-name="P35"/>
      <text:p text:style-name="Horizontal_20_Line"/>
      <text:p text:style-name="P162">Topic 102: Linux Installation and Package Management</text:p>
      <text:p text:style-name="P162"/>
      <text:p text:style-name="P163">102.1 Design hard disk layout</text:p>
      <text:p text:style-name="P127"/>
      <text:p text:style-name="P138">Allocate filesystems and swap space to separate partitions or disks.</text:p>
      <text:p text:style-name="P128"/>
      <text:p text:style-name="P128">Tailor the design to the intended use of the system.</text:p>
      <text:p text:style-name="P128">Ensure the /boot partition conforms to the hardware architecture requirements for booting.</text:p>
      <text:p text:style-name="P128">Knowledge of basic features of LVM.</text:p>
      <text:p text:style-name="P1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0:54:58.939842082</meta:creation-date>
    <dc:date>2019-05-18T11:18:15.322564485</dc:date>
    <meta:editing-duration>P3DT9H37M2S</meta:editing-duration>
    <meta:editing-cycles>204</meta:editing-cycles>
    <meta:generator>LibreOffice/6.1.4.2$MacOSX_X86_64 LibreOffice_project/9d0f32d1f0b509096fd65e0d4bec26ddd1938fd3</meta:generator>
    <meta:document-statistic meta:table-count="0" meta:image-count="0" meta:object-count="0" meta:page-count="8" meta:paragraph-count="243" meta:word-count="1919" meta:character-count="11945" meta:non-whitespace-character-count="9933"/>
  </office:meta>
</office:document-meta>
</file>